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ad45" officeooo:paragraph-rsid="0010ad45"/>
    </style:style>
    <style:style style:name="P2" style:family="paragraph" style:parent-style-name="Standard">
      <style:text-properties officeooo:paragraph-rsid="0011c36f"/>
    </style:style>
    <style:style style:name="P3" style:family="paragraph" style:parent-style-name="Standard">
      <style:text-properties officeooo:rsid="00169ed5" officeooo:paragraph-rsid="00169ed5"/>
    </style:style>
    <style:style style:name="P4" style:family="paragraph" style:parent-style-name="Standard">
      <style:text-properties fo:font-size="18pt" fo:font-weight="bold" style:font-size-asian="15.75pt" style:font-weight-asian="bold" style:font-size-complex="18pt" style:font-weight-complex="bold"/>
    </style:style>
    <style:style style:name="P5" style:family="paragraph" style:parent-style-name="Standard">
      <style:text-properties officeooo:rsid="00178025" officeooo:paragraph-rsid="00178025"/>
    </style:style>
    <style:style style:name="P6" style:family="paragraph" style:parent-style-name="Standard">
      <style:text-properties officeooo:rsid="001d70a4" officeooo:paragraph-rsid="001d70a4"/>
    </style:style>
    <style:style style:name="P7" style:family="paragraph" style:parent-style-name="Standard">
      <style:text-properties officeooo:paragraph-rsid="001a3da2"/>
    </style:style>
    <style:style style:name="P8" style:family="paragraph" style:parent-style-name="Standard">
      <style:text-properties officeooo:paragraph-rsid="0023ee96"/>
    </style:style>
    <style:style style:name="P9" style:family="paragraph" style:parent-style-name="Standard">
      <style:text-properties fo:font-size="13pt" fo:font-weight="bold" officeooo:rsid="001856d3" officeooo:paragraph-rsid="001856d3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3pt" fo:font-weight="bold" officeooo:paragraph-rsid="001343df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3pt" fo:font-weight="bold" officeooo:rsid="0014d8a1" officeooo:paragraph-rsid="0014d8a1" style:font-size-asian="13pt" style:font-weight-asian="bold" style:font-size-complex="13pt" style:font-weight-complex="bold"/>
    </style:style>
    <style:style style:name="P12" style:family="paragraph" style:parent-style-name="Standard">
      <style:text-properties fo:font-size="13pt" fo:font-weight="bold" officeooo:rsid="0014d8a1" officeooo:paragraph-rsid="001579f9" style:font-size-asian="13pt" style:font-weight-asian="bold" style:font-size-complex="13pt" style:font-weight-complex="bold"/>
    </style:style>
    <style:style style:name="P13" style:family="paragraph" style:parent-style-name="Standard">
      <style:text-properties fo:font-size="13pt" fo:font-weight="bold" officeooo:rsid="001ddb3d" officeooo:paragraph-rsid="001ddb3d" style:font-size-asian="13pt" style:font-weight-asian="bold" style:font-size-complex="13pt" style:font-weight-complex="bold"/>
    </style:style>
    <style:style style:name="P14" style:family="paragraph" style:parent-style-name="Standard">
      <style:text-properties fo:font-size="13pt" fo:font-weight="bold" officeooo:rsid="0026c5c1" officeooo:paragraph-rsid="0026c5c1" style:font-size-asian="11.3500003814697pt" style:font-weight-asian="bold" style:font-size-complex="13pt" style:font-weight-complex="bold"/>
    </style:style>
    <style:style style:name="P15" style:family="paragraph" style:parent-style-name="Standard">
      <style:text-properties officeooo:paragraph-rsid="00323ccc"/>
    </style:style>
    <style:style style:name="P16" style:family="paragraph" style:parent-style-name="Standard">
      <style:text-properties officeooo:rsid="002d1cf5" officeooo:paragraph-rsid="002d1cf5"/>
    </style:style>
    <style:style style:name="P17" style:family="paragraph" style:parent-style-name="Standard">
      <style:text-properties officeooo:paragraph-rsid="00329e84"/>
    </style:style>
    <style:style style:name="P18" style:family="paragraph" style:parent-style-name="Standard">
      <style:text-properties officeooo:paragraph-rsid="00387fb4"/>
    </style:style>
    <style:style style:name="P19" style:family="paragraph" style:parent-style-name="Standard">
      <style:text-properties officeooo:paragraph-rsid="002a279a"/>
    </style:style>
    <style:style style:name="P20" style:family="paragraph" style:parent-style-name="Standard">
      <style:text-properties officeooo:rsid="001ddb3d" officeooo:paragraph-rsid="001ddb3d"/>
    </style:style>
    <style:style style:name="P21" style:family="paragraph" style:parent-style-name="Standard">
      <style:text-properties officeooo:rsid="00323ccc" officeooo:paragraph-rsid="00323ccc"/>
    </style:style>
    <style:style style:name="P22" style:family="paragraph" style:parent-style-name="Standard">
      <style:text-properties officeooo:rsid="003e9f6b" officeooo:paragraph-rsid="003e9f6b"/>
    </style:style>
    <style:style style:name="P23" style:family="paragraph" style:parent-style-name="Standard">
      <style:text-properties officeooo:rsid="003e9f6b" officeooo:paragraph-rsid="0046371b"/>
    </style:style>
    <style:style style:name="P24" style:family="paragraph" style:parent-style-name="Standard">
      <style:text-properties officeooo:paragraph-rsid="0046371b"/>
    </style:style>
    <style:style style:name="P25" style:family="paragraph" style:parent-style-name="Standard">
      <style:text-properties officeooo:rsid="00485bf0" officeooo:paragraph-rsid="00485bf0"/>
    </style:style>
    <style:style style:name="P26" style:family="paragraph" style:parent-style-name="Standard">
      <style:text-properties fo:font-weight="bold" officeooo:rsid="00226b88" officeooo:paragraph-rsid="00226b88" style:font-weight-asian="bold" style:font-weight-complex="bold"/>
    </style:style>
    <style:style style:name="P27" style:family="paragraph" style:parent-style-name="Standard">
      <style:text-properties fo:font-weight="bold" officeooo:rsid="00524c0f" officeooo:paragraph-rsid="00524c0f" style:font-weight-asian="bold" style:font-weight-complex="bold"/>
    </style:style>
    <style:style style:name="P28" style:family="paragraph" style:parent-style-name="Standard">
      <style:text-properties fo:font-weight="bold" officeooo:rsid="0050b1e7" officeooo:paragraph-rsid="0050b1e7" style:font-weight-asian="bold" style:font-weight-complex="bold"/>
    </style:style>
    <style:style style:name="P29" style:family="paragraph" style:parent-style-name="Standard">
      <style:text-properties fo:font-size="12pt" fo:font-weight="normal" officeooo:rsid="004f4149" officeooo:paragraph-rsid="004f4149" style:font-size-asian="10.5pt" style:font-weight-asian="normal" style:font-size-complex="12pt" style:font-weight-complex="normal"/>
    </style:style>
    <style:style style:name="P30" style:family="paragraph" style:parent-style-name="Standard">
      <style:text-properties officeooo:rsid="0052f409" officeooo:paragraph-rsid="0052f409"/>
    </style:style>
    <style:style style:name="P31" style:family="paragraph" style:parent-style-name="Standard">
      <style:text-properties officeooo:rsid="0052f409" officeooo:paragraph-rsid="005437b1"/>
    </style:style>
    <style:style style:name="P32" style:family="paragraph" style:parent-style-name="Standard">
      <style:text-properties officeooo:rsid="0054c570" officeooo:paragraph-rsid="0054c570"/>
    </style:style>
    <style:style style:name="P33" style:family="paragraph" style:parent-style-name="Standard">
      <style:text-properties officeooo:rsid="0055b779" officeooo:paragraph-rsid="0055b779"/>
    </style:style>
    <style:style style:name="P34" style:family="paragraph" style:parent-style-name="Standard">
      <style:text-properties officeooo:rsid="00563a67" officeooo:paragraph-rsid="00563a67"/>
    </style:style>
    <style:style style:name="P35" style:family="paragraph" style:parent-style-name="Standard">
      <style:text-properties officeooo:rsid="00582b6d" officeooo:paragraph-rsid="00582b6d"/>
    </style:style>
    <style:style style:name="P36" style:family="paragraph" style:parent-style-name="Standard">
      <style:text-properties officeooo:rsid="0059ebcf" officeooo:paragraph-rsid="0059ebcf"/>
    </style:style>
    <style:style style:name="P37" style:family="paragraph" style:parent-style-name="Standard">
      <style:text-properties officeooo:rsid="005c6e34" officeooo:paragraph-rsid="005c6e34"/>
    </style:style>
    <style:style style:name="P38" style:family="paragraph" style:parent-style-name="Standard">
      <style:text-properties fo:font-weight="normal" officeooo:rsid="005cd8c1" officeooo:paragraph-rsid="005cd8c1" style:font-weight-asian="normal" style:font-weight-complex="normal"/>
    </style:style>
    <style:style style:name="P39" style:family="paragraph" style:parent-style-name="Standard">
      <style:text-properties fo:font-weight="normal" officeooo:rsid="006749cf" officeooo:paragraph-rsid="0067ca1a" style:font-weight-asian="normal" style:font-weight-complex="normal"/>
    </style:style>
    <style:style style:name="P40" style:family="paragraph" style:parent-style-name="Standard">
      <style:text-properties officeooo:rsid="005ecd9a" officeooo:paragraph-rsid="00728abc"/>
    </style:style>
    <style:style style:name="P41" style:family="paragraph" style:parent-style-name="Standard">
      <style:text-properties officeooo:rsid="00601c0a" officeooo:paragraph-rsid="00614870"/>
    </style:style>
    <style:style style:name="P42" style:family="paragraph" style:parent-style-name="Standard">
      <style:text-properties officeooo:rsid="00614870" officeooo:paragraph-rsid="00614870"/>
    </style:style>
    <style:style style:name="P43" style:family="paragraph" style:parent-style-name="Standard">
      <style:text-properties officeooo:rsid="00614870" officeooo:paragraph-rsid="0061c37e"/>
    </style:style>
    <style:style style:name="P44" style:family="paragraph" style:parent-style-name="Standard">
      <style:text-properties officeooo:rsid="006584e6" officeooo:paragraph-rsid="006584e6"/>
    </style:style>
    <style:style style:name="P45" style:family="paragraph" style:parent-style-name="Standard">
      <style:text-properties officeooo:rsid="00695e5d" officeooo:paragraph-rsid="00695e5d"/>
    </style:style>
    <style:style style:name="P46" style:family="paragraph" style:parent-style-name="Standard">
      <style:text-properties officeooo:rsid="00713dbd" officeooo:paragraph-rsid="00713dbd"/>
    </style:style>
    <style:style style:name="P47" style:family="paragraph" style:parent-style-name="Standard">
      <style:text-properties officeooo:rsid="00728abc" officeooo:paragraph-rsid="00728abc"/>
    </style:style>
    <style:style style:name="P48" style:family="paragraph" style:parent-style-name="Text_20_body">
      <style:paragraph-properties fo:margin-left="0cm" fo:margin-right="0cm" fo:orphans="2" fo:widows="2" fo:text-indent="0cm" style:auto-text-indent="false"/>
    </style:style>
    <style:style style:name="P4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3pt" fo:letter-spacing="normal" fo:font-style="normal" fo:font-weight="normal" officeooo:rsid="00329e84" officeooo:paragraph-rsid="00329e84" style:font-size-asian="13pt" style:font-weight-asian="normal" style:font-size-complex="13pt" style:font-weight-complex="normal"/>
    </style:style>
    <style:style style:name="P5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3pt" fo:letter-spacing="normal" fo:font-style="normal" fo:font-weight="normal" officeooo:rsid="003478b1" officeooo:paragraph-rsid="003478b1" style:font-size-asian="13pt" style:font-weight-asian="normal" style:font-size-complex="13pt" style:font-weight-complex="normal"/>
    </style:style>
    <style:style style:name="P5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3pt" fo:letter-spacing="normal" fo:font-style="normal" fo:font-weight="normal" officeooo:rsid="00370bf2" officeooo:paragraph-rsid="00370bf2" style:font-size-asian="13pt" style:font-weight-asian="normal" style:font-size-complex="13pt" style:font-weight-complex="normal"/>
    </style:style>
    <style:style style:name="P5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3pt" fo:letter-spacing="normal" fo:font-style="normal" fo:font-weight="normal" officeooo:rsid="004d43b2" officeooo:paragraph-rsid="004d43b2" style:font-size-asian="13pt" style:font-weight-asian="normal" style:font-size-complex="13pt" style:font-weight-complex="normal"/>
    </style:style>
    <style:style style:name="P5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P54" style:family="paragraph" style:parent-style-name="Standard">
      <style:text-properties fo:font-size="13pt" fo:font-weight="bold" officeooo:rsid="005ecd9a" officeooo:paragraph-rsid="005ecd9a" style:font-size-asian="13pt" style:font-weight-asian="bold" style:font-size-complex="13pt" style:font-weight-complex="bold"/>
    </style:style>
    <style:style style:name="P55" style:family="paragraph" style:parent-style-name="Standard">
      <style:text-properties fo:font-size="13pt" fo:font-weight="bold" officeooo:rsid="005ecd9a" officeooo:paragraph-rsid="00728abc" style:font-size-asian="13pt" style:font-weight-asian="bold" style:font-size-complex="13pt" style:font-weight-complex="bold"/>
    </style:style>
    <style:style style:name="P56" style:family="paragraph" style:parent-style-name="Standard">
      <style:text-properties fo:font-size="13pt" fo:font-weight="bold" officeooo:rsid="00601c0a" officeooo:paragraph-rsid="00614870" style:font-size-asian="13pt" style:font-weight-asian="bold" style:font-size-complex="13pt" style:font-weight-complex="bold"/>
    </style:style>
    <style:style style:name="P57" style:family="paragraph" style:parent-style-name="Standard">
      <style:text-properties fo:font-size="13pt" fo:font-weight="bold" officeooo:rsid="006f470f" officeooo:paragraph-rsid="006f470f" style:font-size-asian="13pt" style:font-weight-asian="bold" style:font-size-complex="13pt" style:font-weight-complex="bold"/>
    </style:style>
    <style:style style:name="P58" style:family="paragraph" style:parent-style-name="Standard">
      <style:text-properties fo:font-size="13pt" fo:font-weight="bold" officeooo:rsid="006bd7b6" officeooo:paragraph-rsid="006bd7b6" style:font-size-asian="13pt" style:font-weight-asian="bold" style:font-size-complex="13pt" style:font-weight-complex="bold"/>
    </style:style>
    <style:style style:name="P59" style:family="paragraph" style:parent-style-name="Standard">
      <style:text-properties fo:font-size="13pt" fo:font-weight="bold" officeooo:rsid="006bd7b6" officeooo:paragraph-rsid="00771bda" style:font-size-asian="13pt" style:font-weight-asian="bold" style:font-size-complex="13pt" style:font-weight-complex="bold"/>
    </style:style>
    <style:style style:name="P60" style:family="paragraph" style:parent-style-name="Standard">
      <style:text-properties fo:font-size="13pt" fo:font-weight="bold" officeooo:rsid="00695e5d" officeooo:paragraph-rsid="00695e5d" style:font-size-asian="13pt" style:font-weight-asian="bold" style:font-size-complex="13pt" style:font-weight-complex="bold"/>
    </style:style>
    <style:style style:name="P61" style:family="paragraph" style:parent-style-name="Standard">
      <style:text-properties fo:font-size="13pt" fo:font-weight="bold" officeooo:rsid="00695e5d" officeooo:paragraph-rsid="00771bda" style:font-size-asian="13pt" style:font-weight-asian="bold" style:font-size-complex="13pt" style:font-weight-complex="bold"/>
    </style:style>
    <style:style style:name="P62" style:family="paragraph" style:parent-style-name="Standard">
      <style:text-properties fo:font-size="13pt" fo:font-weight="bold" officeooo:rsid="001856d3" officeooo:paragraph-rsid="001856d3" style:font-size-asian="13pt" style:font-weight-asian="bold" style:font-size-complex="13pt" style:font-weight-complex="bold"/>
    </style:style>
    <style:style style:name="P63" style:family="paragraph" style:parent-style-name="Standard">
      <style:text-properties fo:font-size="13pt" fo:font-weight="bold" officeooo:rsid="003cdb26" officeooo:paragraph-rsid="003cdb26" style:font-size-asian="13pt" style:font-weight-asian="bold" style:font-size-complex="13pt" style:font-weight-complex="bold"/>
    </style:style>
    <style:style style:name="P64" style:family="paragraph" style:parent-style-name="Standard">
      <style:text-properties fo:font-size="13pt" fo:font-weight="bold" officeooo:rsid="006584e6" officeooo:paragraph-rsid="00771bda" style:font-size-asian="13pt" style:font-weight-asian="bold" style:font-size-complex="13pt" style:font-weight-complex="bold"/>
    </style:style>
    <style:style style:name="P65" style:family="paragraph" style:parent-style-name="Standard">
      <style:text-properties officeooo:paragraph-rsid="0011ae7d"/>
    </style:style>
    <style:style style:name="P66" style:family="paragraph" style:parent-style-name="Standard">
      <style:text-properties fo:font-size="20pt" fo:font-weight="bold" officeooo:rsid="00756582" officeooo:paragraph-rsid="00756582" style:font-size-asian="20pt" style:font-weight-asian="bold" style:font-size-complex="20pt" style:font-weight-complex="bold"/>
    </style:style>
    <style:style style:name="P67" style:family="paragraph" style:parent-style-name="Standard">
      <style:text-properties officeooo:paragraph-rsid="00756582"/>
    </style:style>
    <style:style style:name="P68" style:family="paragraph" style:parent-style-name="Standard">
      <style:text-properties officeooo:rsid="00355cc8" officeooo:paragraph-rsid="00355cc8"/>
    </style:style>
    <style:style style:name="P69" style:family="paragraph" style:parent-style-name="Standard">
      <style:text-properties officeooo:rsid="00473f72" officeooo:paragraph-rsid="00473f72"/>
    </style:style>
    <style:style style:name="P70" style:family="paragraph" style:parent-style-name="Standard">
      <style:text-properties officeooo:rsid="00473f72" officeooo:paragraph-rsid="00771bda"/>
    </style:style>
    <style:style style:name="P71" style:family="paragraph" style:parent-style-name="Standard">
      <style:text-properties officeooo:paragraph-rsid="0046371b"/>
    </style:style>
    <style:style style:name="P72" style:family="paragraph" style:parent-style-name="Standard">
      <style:text-properties officeooo:rsid="004b2e1e" officeooo:paragraph-rsid="004b2e1e"/>
    </style:style>
    <style:style style:name="P73" style:family="paragraph" style:parent-style-name="Standard">
      <style:text-properties officeooo:rsid="004b2e1e" officeooo:paragraph-rsid="0046371b"/>
    </style:style>
    <style:style style:name="P74" style:family="paragraph" style:parent-style-name="Standard">
      <style:text-properties officeooo:rsid="004b2e1e" officeooo:paragraph-rsid="00771bda"/>
    </style:style>
    <style:style style:name="P75" style:family="paragraph" style:parent-style-name="Standard">
      <style:text-properties fo:font-weight="normal" officeooo:rsid="00715618" officeooo:paragraph-rsid="00715618" style:font-weight-asian="normal" style:font-weight-complex="normal"/>
    </style:style>
    <style:style style:name="P76" style:family="paragraph" style:parent-style-name="Standard">
      <style:text-properties officeooo:paragraph-rsid="00271ac5"/>
    </style:style>
    <style:style style:name="P77" style:family="paragraph" style:parent-style-name="Standard">
      <style:text-properties officeooo:paragraph-rsid="003ab545"/>
    </style:style>
    <style:style style:name="P78" style:family="paragraph" style:parent-style-name="Standard">
      <style:text-properties officeooo:rsid="0054c570" officeooo:paragraph-rsid="0054c570"/>
    </style:style>
    <style:style style:name="P79" style:family="paragraph" style:parent-style-name="Standard">
      <style:text-properties officeooo:rsid="0054c570" officeooo:paragraph-rsid="00756582"/>
    </style:style>
    <style:style style:name="P80" style:family="paragraph" style:parent-style-name="Standard">
      <style:text-properties officeooo:rsid="0059ebcf" officeooo:paragraph-rsid="0059ebcf"/>
    </style:style>
    <style:style style:name="P81" style:family="paragraph" style:parent-style-name="Standard">
      <style:text-properties officeooo:rsid="005ecd9a" officeooo:paragraph-rsid="005c6e34"/>
    </style:style>
    <style:style style:name="P82" style:family="paragraph" style:parent-style-name="Standard">
      <style:text-properties officeooo:rsid="005ecd9a" officeooo:paragraph-rsid="00756582"/>
    </style:style>
    <style:style style:name="P83" style:family="paragraph" style:parent-style-name="Standard">
      <style:text-properties officeooo:rsid="005ecd9a" officeooo:paragraph-rsid="005ecd9a"/>
    </style:style>
    <style:style style:name="P84" style:family="paragraph" style:parent-style-name="Standard">
      <style:text-properties officeooo:rsid="00701422" officeooo:paragraph-rsid="00701422"/>
    </style:style>
    <style:style style:name="P85" style:family="paragraph" style:parent-style-name="Standard">
      <style:text-properties officeooo:rsid="00701422" officeooo:paragraph-rsid="00756582"/>
    </style:style>
    <style:style style:name="P86" style:family="paragraph" style:parent-style-name="Standard">
      <style:text-properties officeooo:rsid="00614870" officeooo:paragraph-rsid="00756582"/>
    </style:style>
    <style:style style:name="P87" style:family="paragraph" style:parent-style-name="Standard">
      <style:text-properties officeooo:rsid="003655f8" officeooo:paragraph-rsid="003655f8"/>
    </style:style>
    <style:style style:name="P88" style:family="paragraph" style:parent-style-name="Standard">
      <style:text-properties officeooo:rsid="006584e6" officeooo:paragraph-rsid="006584e6"/>
    </style:style>
    <style:style style:name="P89" style:family="paragraph" style:parent-style-name="Standard">
      <style:text-properties officeooo:rsid="006584e6" officeooo:paragraph-rsid="00771bda"/>
    </style:style>
    <style:style style:name="P90" style:family="paragraph" style:parent-style-name="Standard">
      <style:text-properties officeooo:paragraph-rsid="00771bda"/>
    </style:style>
    <style:style style:name="P91" style:family="paragraph" style:parent-style-name="Standard">
      <style:text-properties officeooo:rsid="00485bf0" officeooo:paragraph-rsid="00771bda"/>
    </style:style>
    <style:style style:name="P92" style:family="paragraph" style:parent-style-name="Standard">
      <style:text-properties officeooo:rsid="00169ed5" officeooo:paragraph-rsid="00169ed5"/>
    </style:style>
    <style:style style:name="T1" style:family="text">
      <style:text-properties officeooo:rsid="000ff8c1"/>
    </style:style>
    <style:style style:name="T2" style:family="text">
      <style:text-properties officeooo:rsid="0010ad45"/>
    </style:style>
    <style:style style:name="T3" style:family="text">
      <style:text-properties officeooo:rsid="0011ae7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1c36f" style:font-weight-asian="bold" style:font-weight-complex="bold"/>
    </style:style>
    <style:style style:name="T6" style:family="text">
      <style:text-properties fo:font-weight="bold" officeooo:rsid="001a3da2" style:font-weight-asian="bold" style:font-weight-complex="bold"/>
    </style:style>
    <style:style style:name="T7" style:family="text">
      <style:text-properties fo:font-weight="bold" officeooo:rsid="002d1cf5" style:font-weight-asian="bold" style:font-weight-complex="bold"/>
    </style:style>
    <style:style style:name="T8" style:family="text">
      <style:text-properties fo:font-size="15pt" fo:font-weight="bold" officeooo:rsid="0023ee96" style:font-size-asian="15pt" style:font-weight-asian="bold" style:font-size-complex="15pt" style:font-weight-complex="bold"/>
    </style:style>
    <style:style style:name="T9" style:family="text">
      <style:text-properties fo:font-size="15pt" fo:font-weight="bold" officeooo:rsid="0011ae7d" style:font-size-asian="15pt" style:font-weight-asian="bold" style:font-size-complex="15pt" style:font-weight-complex="bold"/>
    </style:style>
    <style:style style:name="T10" style:family="text">
      <style:text-properties fo:font-size="15pt" fo:font-weight="bold" officeooo:rsid="0010ad45" style:font-size-asian="15pt" style:font-weight-asian="bold" style:font-size-complex="15pt" style:font-weight-complex="bold"/>
    </style:style>
    <style:style style:name="T11" style:family="text">
      <style:text-properties fo:font-size="15pt" fo:font-weight="bold" officeooo:rsid="00323ccc" style:font-size-asian="15pt" style:font-weight-asian="bold" style:font-size-complex="15pt" style:font-weight-complex="bold"/>
    </style:style>
    <style:style style:name="T12" style:family="text">
      <style:text-properties officeooo:rsid="0011c36f"/>
    </style:style>
    <style:style style:name="T13" style:family="text">
      <style:text-properties officeooo:rsid="001343df"/>
    </style:style>
    <style:style style:name="T14" style:family="text">
      <style:text-properties officeooo:rsid="0014d8a1"/>
    </style:style>
    <style:style style:name="T15" style:family="text">
      <style:text-properties officeooo:rsid="001579f9"/>
    </style:style>
    <style:style style:name="T16" style:family="text">
      <style:text-properties fo:font-size="18pt" fo:font-weight="bold" officeooo:rsid="00178025" style:font-size-asian="15.75pt" style:font-weight-asian="bold" style:font-size-complex="18pt" style:font-weight-complex="bold"/>
    </style:style>
    <style:style style:name="T17" style:family="text">
      <style:text-properties officeooo:rsid="001a3da2"/>
    </style:style>
    <style:style style:name="T18" style:family="text">
      <style:text-properties officeooo:rsid="001ddb3d"/>
    </style:style>
    <style:style style:name="T19" style:family="text">
      <style:text-properties fo:font-variant="normal" fo:text-transform="none" fo:color="#000000" loext:opacity="100%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T20" style:family="text">
      <style:text-properties fo:font-variant="normal" fo:text-transform="none" fo:color="#000000" loext:opacity="100%" style:font-name="Liberation Serif" fo:font-size="13pt" fo:letter-spacing="normal" fo:font-style="normal" fo:font-weight="bold" officeooo:rsid="0020fd64" style:font-size-asian="13pt" style:font-weight-asian="bold" style:font-size-complex="13pt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3ee96" style:font-weight-asian="normal" style:font-weight-complex="normal"/>
    </style:style>
    <style:style style:name="T23" style:family="text">
      <style:text-properties fo:font-weight="normal" officeooo:rsid="00255c80" style:font-weight-asian="normal" style:font-weight-complex="normal"/>
    </style:style>
    <style:style style:name="T24" style:family="text">
      <style:text-properties fo:font-weight="normal" officeooo:rsid="0011c36f" style:font-weight-asian="normal" style:font-weight-complex="normal"/>
    </style:style>
    <style:style style:name="T25" style:family="text">
      <style:text-properties fo:font-weight="normal" officeooo:rsid="001a3da2" style:font-weight-asian="normal" style:font-weight-complex="normal"/>
    </style:style>
    <style:style style:name="T26" style:family="text">
      <style:text-properties fo:font-weight="normal" officeooo:rsid="001baf9e" style:font-weight-asian="normal" style:font-weight-complex="normal"/>
    </style:style>
    <style:style style:name="T27" style:family="text">
      <style:text-properties officeooo:rsid="001fbaf9"/>
    </style:style>
    <style:style style:name="T28" style:family="text">
      <style:text-properties fo:font-size="13pt" style:font-size-asian="13pt" style:font-size-complex="13pt"/>
    </style:style>
    <style:style style:name="T29" style:family="text">
      <style:text-properties fo:font-size="13pt" officeooo:rsid="001ddb3d" style:font-size-asian="13pt" style:font-size-complex="13pt"/>
    </style:style>
    <style:style style:name="T30" style:family="text">
      <style:text-properties fo:font-size="13pt" officeooo:rsid="0023ee96" style:font-size-asian="13pt" style:font-size-complex="13pt"/>
    </style:style>
    <style:style style:name="T31" style:family="text">
      <style:text-properties fo:font-size="13pt" fo:font-weight="bold" style:font-size-asian="13pt" style:font-weight-asian="bold" style:font-size-complex="13pt" style:font-weight-complex="bold"/>
    </style:style>
    <style:style style:name="T32" style:family="text">
      <style:text-properties fo:font-size="13pt" fo:font-weight="bold" officeooo:rsid="001ddb3d" style:font-size-asian="13pt" style:font-weight-asian="bold" style:font-size-complex="13pt" style:font-weight-complex="bold"/>
    </style:style>
    <style:style style:name="T33" style:family="text">
      <style:text-properties fo:font-size="13pt" fo:font-weight="bold" officeooo:rsid="001baf9e" style:font-size-asian="13pt" style:font-weight-asian="bold" style:font-size-complex="13pt" style:font-weight-complex="bold"/>
    </style:style>
    <style:style style:name="T34" style:family="text">
      <style:text-properties fo:font-size="13pt" fo:font-weight="bold" officeooo:rsid="001a3da2" style:font-size-asian="13pt" style:font-weight-asian="bold" style:font-size-complex="13pt" style:font-weight-complex="bold"/>
    </style:style>
    <style:style style:name="T35" style:family="text">
      <style:text-properties fo:font-size="13pt" fo:font-weight="bold" officeooo:rsid="00365e89" style:font-size-asian="13pt" style:font-weight-asian="bold" style:font-size-complex="13pt" style:font-weight-complex="bold"/>
    </style:style>
    <style:style style:name="T36" style:family="text">
      <style:text-properties fo:font-size="13pt" fo:font-weight="bold" officeooo:rsid="002a279a" style:font-size-asian="13pt" style:font-weight-asian="bold" style:font-size-complex="13pt" style:font-weight-complex="bold"/>
    </style:style>
    <style:style style:name="T37" style:family="text">
      <style:text-properties fo:font-size="13pt" fo:font-weight="bold" officeooo:rsid="003cdb26" style:font-size-asian="13pt" style:font-weight-asian="bold" style:font-size-complex="13pt" style:font-weight-complex="bold"/>
    </style:style>
    <style:style style:name="T38" style:family="text">
      <style:text-properties fo:font-size="13pt" fo:font-weight="bold" officeooo:rsid="004251ff" style:font-size-asian="13pt" style:font-weight-asian="bold" style:font-size-complex="13pt" style:font-weight-complex="bold"/>
    </style:style>
    <style:style style:name="T39" style:family="text">
      <style:text-properties fo:font-size="13pt" fo:font-weight="bold" officeooo:rsid="0046371b" style:font-size-asian="13pt" style:font-weight-asian="bold" style:font-size-complex="13pt" style:font-weight-complex="bold"/>
    </style:style>
    <style:style style:name="T40" style:family="text">
      <style:text-properties fo:font-size="13pt" fo:font-weight="bold" officeooo:rsid="003e9f6b" style:font-size-asian="13pt" style:font-weight-asian="bold" style:font-size-complex="13pt" style:font-weight-complex="bold"/>
    </style:style>
    <style:style style:name="T41" style:family="text">
      <style:text-properties fo:font-size="13pt" fo:font-weight="bold" officeooo:rsid="004ae3d8" style:font-size-asian="13pt" style:font-weight-asian="bold" style:font-size-complex="13pt" style:font-weight-complex="bold"/>
    </style:style>
    <style:style style:name="T42" style:family="text">
      <style:text-properties fo:font-size="13pt" fo:font-weight="bold" officeooo:rsid="004a3233" style:font-size-asian="13pt" style:font-weight-asian="bold" style:font-size-complex="13pt" style:font-weight-complex="bold"/>
    </style:style>
    <style:style style:name="T43" style:family="text">
      <style:text-properties fo:font-size="13pt" fo:font-weight="bold" officeooo:rsid="00255c80" style:font-size-asian="13pt" style:font-weight-asian="bold" style:font-size-complex="13pt" style:font-weight-complex="bold"/>
    </style:style>
    <style:style style:name="T44" style:family="text">
      <style:text-properties fo:font-size="13pt" fo:font-weight="bold" officeooo:rsid="00387fb4" style:font-size-asian="13pt" style:font-weight-asian="bold" style:font-size-complex="13pt" style:font-weight-complex="bold"/>
    </style:style>
    <style:style style:name="T45" style:family="text">
      <style:text-properties fo:font-size="13pt" fo:font-weight="bold" officeooo:rsid="003ab545" style:font-size-asian="13pt" style:font-weight-asian="bold" style:font-size-complex="13pt" style:font-weight-complex="bold"/>
    </style:style>
    <style:style style:name="T46" style:family="text">
      <style:text-properties fo:font-size="13pt" fo:font-weight="bold" officeooo:rsid="005437b1" style:font-size-asian="13pt" style:font-weight-asian="bold" style:font-size-complex="13pt" style:font-weight-complex="bold"/>
    </style:style>
    <style:style style:name="T47" style:family="text">
      <style:text-properties fo:font-size="13pt" fo:font-weight="bold" officeooo:rsid="0059ebcf" style:font-size-asian="13pt" style:font-weight-asian="bold" style:font-size-complex="13pt" style:font-weight-complex="bold"/>
    </style:style>
    <style:style style:name="T48" style:family="text">
      <style:text-properties fo:font-size="13pt" fo:font-weight="bold" officeooo:rsid="0061c37e" style:font-size-asian="13pt" style:font-weight-asian="bold" style:font-size-complex="13pt" style:font-weight-complex="bold"/>
    </style:style>
    <style:style style:name="T49" style:family="text">
      <style:text-properties fo:font-size="13pt" fo:font-weight="bold" officeooo:rsid="0064148e" style:font-size-asian="13pt" style:font-weight-asian="bold" style:font-size-complex="13pt" style:font-weight-complex="bold"/>
    </style:style>
    <style:style style:name="T50" style:family="text">
      <style:text-properties fo:font-size="13pt" fo:font-weight="bold" officeooo:rsid="0069dccb" style:font-size-asian="13pt" style:font-weight-asian="bold" style:font-size-complex="13pt" style:font-weight-complex="bold"/>
    </style:style>
    <style:style style:name="T51" style:family="text">
      <style:text-properties fo:font-size="13pt" fo:font-weight="bold" officeooo:rsid="006584e6" style:font-size-asian="13pt" style:font-weight-asian="bold" style:font-size-complex="13pt" style:font-weight-complex="bold"/>
    </style:style>
    <style:style style:name="T52" style:family="text">
      <style:text-properties officeooo:rsid="0020fd64"/>
    </style:style>
    <style:style style:name="T53" style:family="text">
      <style:text-properties fo:font-size="12pt" fo:font-weight="normal" style:font-size-asian="10.5pt" style:font-weight-asian="normal" style:font-size-complex="12pt" style:font-weight-complex="normal"/>
    </style:style>
    <style:style style:name="T54" style:family="text">
      <style:text-properties fo:font-size="12pt" fo:font-weight="normal" officeooo:rsid="003dd2ae" style:font-size-asian="10.5pt" style:font-weight-asian="normal" style:font-size-complex="12pt" style:font-weight-complex="normal"/>
    </style:style>
    <style:style style:name="T55" style:family="text">
      <style:text-properties officeooo:rsid="002e5c57"/>
    </style:style>
    <style:style style:name="T56" style:family="text">
      <style:text-properties officeooo:rsid="001baf9e"/>
    </style:style>
    <style:style style:name="T57" style:family="text">
      <style:text-properties officeooo:rsid="00387fb4"/>
    </style:style>
    <style:style style:name="T58" style:family="text">
      <style:text-properties officeooo:rsid="0039e427"/>
    </style:style>
    <style:style style:name="T59" style:family="text">
      <style:text-properties officeooo:rsid="003ab545"/>
    </style:style>
    <style:style style:name="T60" style:family="text">
      <style:text-properties officeooo:rsid="003cdb26"/>
    </style:style>
    <style:style style:name="T61" style:family="text">
      <style:text-properties officeooo:rsid="004251ff"/>
    </style:style>
    <style:style style:name="T62" style:family="text">
      <style:text-properties officeooo:rsid="0046371b"/>
    </style:style>
    <style:style style:name="T63" style:family="text">
      <style:text-properties officeooo:rsid="00467263"/>
    </style:style>
    <style:style style:name="T64" style:family="text">
      <style:text-properties officeooo:rsid="0046e038"/>
    </style:style>
    <style:style style:name="T65" style:family="text">
      <style:text-properties officeooo:rsid="004a3233"/>
    </style:style>
    <style:style style:name="T66" style:family="text">
      <style:text-properties officeooo:rsid="004ae3d8"/>
    </style:style>
    <style:style style:name="T67" style:family="text">
      <style:text-properties officeooo:rsid="004d43b2"/>
    </style:style>
    <style:style style:name="T68" style:family="text">
      <style:text-properties officeooo:rsid="005437b1"/>
    </style:style>
    <style:style style:name="T69" style:family="text">
      <style:text-properties officeooo:rsid="00582b6d"/>
    </style:style>
    <style:style style:name="T70" style:family="text">
      <style:text-properties officeooo:rsid="0059ebcf"/>
    </style:style>
    <style:style style:name="T71" style:family="text">
      <style:text-properties officeooo:rsid="0059f045"/>
    </style:style>
    <style:style style:name="T72" style:family="text">
      <style:text-properties officeooo:rsid="00602fdc"/>
    </style:style>
    <style:style style:name="T73" style:family="text">
      <style:text-properties officeooo:rsid="00169ed5"/>
    </style:style>
    <style:style style:name="T74" style:family="text">
      <style:text-properties officeooo:rsid="0064148e"/>
    </style:style>
    <style:style style:name="T75" style:family="text">
      <style:text-properties officeooo:rsid="0067ca1a"/>
    </style:style>
    <style:style style:name="T76" style:family="text">
      <style:text-properties officeooo:rsid="0069dccb"/>
    </style:style>
    <style:style style:name="T77" style:family="text">
      <style:text-properties officeooo:rsid="0074692d"/>
    </style:style>
    <style:style style:name="T78" style:family="text">
      <style:text-properties style:font-size-asian="13pt"/>
    </style:style>
    <style:style style:name="T79" style:family="text">
      <style:text-properties officeooo:rsid="00756582"/>
    </style:style>
    <style:style style:name="T80" style:family="text">
      <style:text-properties fo:font-size="20pt" fo:font-weight="bold" officeooo:rsid="00756582" style:font-size-asian="20pt" style:font-weight-asian="bold" style:font-size-complex="20pt" style:font-weight-complex="bold"/>
    </style:style>
    <style:style style:name="T81" style:family="text">
      <style:text-properties fo:font-size="20pt" fo:font-weight="bold" officeooo:rsid="00771bda" style:font-size-asian="20pt" style:font-weight-asian="bold" style:font-size-complex="20pt" style:font-weight-complex="bold"/>
    </style:style>
    <style:style style:name="T82" style:family="text">
      <style:text-properties fo:font-size="20pt" officeooo:rsid="00756582" style:font-size-asian="20pt" style:font-size-complex="20pt"/>
    </style:style>
    <style:style style:name="T83" style:family="text">
      <style:text-properties officeooo:rsid="00771b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it-<text:span text:style-name="T1">Github</text:span></text:p>
      <text:p text:style-name="Text_20_body"/>
      <text:p text:style-name="P49">- Los directorios vacíos no los sigue<text:span text:style-name="T67">, con .gitkeep si, hace que siga cualquier carpeta</text:span></text:p>
      <text:p text:style-name="P52">- .gitignore sirve para indicar que tipos de archivos debe ignorar Git</text:p>
      <text:p text:style-name="P50">- Puedes crear un archivo .gitkeep para forzar un seguimiento</text:p>
      <text:p text:style-name="P51">- Alias de log: <text:s/>git config --global alias.lg "log --graph --abbrev-commit --decorate --format=format:'%C(bold blue)%h%C(reset) - %C(bold green)(%ar)%C(reset) %C(white)%s%C(reset) %C(dim white)- %an%C(reset)%C(bold yellow)%d%C(reset)' --all"</text:p>
      <text:p text:style-name="P49"/>
      <text:p text:style-name="P53"/>
      <text:p text:style-name="P48"><text:span text:style-name="T19">git config core.autocrlf true</text:span><text:span text:style-name="T20">: </text:span><text:s/><text:span text:style-name="T27"><text:s/></text:span><text:span text:style-name="T52">por si sale el </text:span><text:span text:style-name="T27">error CRLF</text:span></text:p>
      <text:p text:style-name="Text_20_body"/>
      <text:p text:style-name="P1">El doble guion (--) indica que la siguiente palabra será una palabra completa.</text:p>
      <text:p text:style-name="P1">El guion simple (-) indica una abreviatura.</text:p>
      <text:p text:style-name="Standard"/>
      <text:p text:style-name="P4"><text:tab/><text:tab/><text:tab/><text:tab/></text:p>
      <text:p text:style-name="P7"><text:span text:style-name="T6">cd</text:span><text:span text:style-name="T23"> =</text:span><text:span text:style-name="T25"> </text:span><text:span text:style-name="T17">change directory</text:span></text:p>
      <text:p text:style-name="P2"><text:span text:style-name="T5">clear</text:span><text:span text:style-name="T23"> =</text:span><text:span text:style-name="T24"> </text:span><text:span text:style-name="T12">limpia el historial/ventana del cmd</text:span></text:p>
      <text:p text:style-name="P8"><text:span text:style-name="T10">git </text:span><text:span text:style-name="T11">--</text:span><text:span text:style-name="T10">version</text:span><text:span text:style-name="T8"> =</text:span><text:span text:style-name="T2"> muestra la versión de Git instalad</text:span><text:span text:style-name="T3">a.</text:span></text:p>
      <text:p text:style-name="P65"><text:span text:style-name="T9">git help</text:span><text:span text:style-name="T8"> =</text:span><text:span text:style-name="T9"> <text:s/></text:span><text:span text:style-name="T3">muestra una lista de comandos.</text:span></text:p>
      <text:p text:style-name="P65"/>
      <text:p text:style-name="P66">----- Git config -----</text:p>
      <text:p text:style-name="P66"/>
      <text:p text:style-name="P10"><text:span text:style-name="T14">g</text:span><text:span text:style-name="T13">it config</text:span></text:p>
      <text:p text:style-name="P11">git config --global user.name “”</text:p>
      <text:p text:style-name="P12">git config --global user.<text:span text:style-name="T15">email “”</text:span></text:p>
      <text:p text:style-name="P3"><text:span text:style-name="T31">git config --global -e</text:span><text:span text:style-name="T23"> =</text:span><text:span text:style-name="T21"> <text:s/></text:span><text:span text:style-name="T17">muestra configuración global</text:span></text:p>
      <text:p text:style-name="P15"><text:span text:style-name="T34">git config –global init.defaultBranch</text:span><text:span text:style-name="T32"> nombre</text:span></text:p>
      <text:p text:style-name="P87"><text:span text:style-name="T32">g</text:span><text:span text:style-name="T31">it config --global alias.nombreAlias </text:span><text:span text:style-name="T35">"</text:span><text:span text:style-name="T31">codigoQueRepresenta</text:span><text:span text:style-name="T35">"</text:span></text:p>
      <text:p text:style-name="P85"/>
      <text:p text:style-name="P86"><text:span text:style-name="T31">git config pull.</text:span><text:span text:style-name="T48">rebase false</text:span><text:span text:style-name="T49"> =</text:span><text:span text:style-name="T74"> pullea con un merge</text:span></text:p>
      <text:p text:style-name="P86"><text:span text:style-name="T31">git config pull.</text:span><text:span text:style-name="T48">rebase true</text:span><text:span text:style-name="T49"> =</text:span><text:span text:style-name="T74"> pullea con un rebase</text:span></text:p>
      <text:p text:style-name="P86"><text:span text:style-name="T35">git config pull.</text:span><text:span text:style-name="T48">ff only</text:span><text:span text:style-name="T49"> = pullea solo si se puede con fast-forward</text:span></text:p>
      <text:p text:style-name="P15"/>
      <text:p text:style-name="P3"/>
      <text:p text:style-name="P9">git init</text:p>
      <text:p text:style-name="P9"/>
      <text:p text:style-name="P9"/>
      <text:p text:style-name="P67"><text:span text:style-name="T80">----- Git add -----</text:span></text:p>
      <text:p text:style-name="P9"><text:soft-page-break/></text:p>
      <text:p text:style-name="P6"><text:span text:style-name="T31">git add</text:span><text:span text:style-name="T32"> nombre</text:span><text:span text:style-name="T18"> </text:span><text:span text:style-name="T7">nombre2 nombreN...</text:span><text:span text:style-name="T18">= añade el archivo al stage</text:span></text:p>
      <text:p text:style-name="P6"><text:span text:style-name="T31">git add .</text:span><text:span text:style-name="T29"> </text:span><text:span text:style-name="T18">= añade todos los archivos al stage</text:span></text:p>
      <text:p text:style-name="P16"><text:span text:style-name="T31">git add *.extensión = </text:span>añade al stage todos los archivos con esa extensión<text:span text:style-name="T55"> que estén en el </text:span><text:span text:style-name="T77"><text:tab/><text:tab/><text:tab/><text:tab/> <text:s text:c="2"/></text:span><text:span text:style-name="T55">directorio que estás</text:span></text:p>
      <text:p text:style-name="P21"><text:span text:style-name="T31">git add directorio/*.extensión =</text:span> añadir por extensión navegando</text:p>
      <text:p text:style-name="P68"><text:span text:style-name="T31">git add directorio/ =</text:span> añade todo lo que hay dentro del directorio</text:p>
      <text:p text:style-name="P68"/>
      <text:p text:style-name="P68"/>
      <text:p text:style-name="P67"><text:span text:style-name="T80">----- Git reset -----</text:span></text:p>
      <text:p text:style-name="P66"/>
      <text:p text:style-name="P20"><text:span text:style-name="T31">git reset nombre</text:span> = quita el archivo del stage</text:p>
      <text:p text:style-name="P22"><text:span text:style-name="T31">git reset --soft HEAD^</text:span><text:span text:style-name="T38">(1,2,3,...,n)</text:span><text:span text:style-name="T31"> =</text:span> <text:span text:style-name="T61">vuelve el HEAD al commit indicado dejando en el stage los <text:tab/><text:tab/><text:tab/><text:tab/><text:tab/>cambios hechos desde el commit que estaba al que se a </text:span><text:span text:style-name="T63"><text:tab/><text:tab/><text:tab/><text:tab/><text:tab/><text:tab/></text:span><text:span text:style-name="T61">movido</text:span><text:span text:style-name="T63">, a mayor el número más commits vuelve atrás</text:span></text:p>
      <text:p text:style-name="P22"/>
      <text:p text:style-name="P23"><text:span text:style-name="T31">git reset -</text:span><text:span text:style-name="T39">-soft hash =</text:span><text:span text:style-name="T62"> vuelve al commit indicado dejando los cambios en stage</text:span></text:p>
      <text:p text:style-name="P24"><text:span text:style-name="T40">git reset --</text:span><text:span text:style-name="T39">mixed <text:s/>hash</text:span><text:span text:style-name="T64"> (por defecto)</text:span><text:span text:style-name="T39"> =</text:span><text:span text:style-name="T64"> </text:span><text:span text:style-name="T62">vuelve al commit indicado dejando los cambios fuera del </text:span><text:span text:style-name="T64"><text:tab/><text:tab/><text:tab/><text:tab/><text:tab/> <text:s text:c="2"/></text:span><text:span text:style-name="T62">stage</text:span></text:p>
      <text:p text:style-name="P24"><text:span text:style-name="T40">git reset --</text:span><text:span text:style-name="T39">hard <text:s/>hash =</text:span><text:span text:style-name="T62"> vuelve al commit indicado deshaciendo los cambios</text:span></text:p>
      <text:p text:style-name="P73"/>
      <text:p text:style-name="P72"/>
      <text:p text:style-name="P72"/>
      <text:p text:style-name="P72"/>
      <text:p text:style-name="P67"><text:span text:style-name="T80">----- Git commit -----</text:span></text:p>
      <text:p text:style-name="P67"><text:span text:style-name="T80"/></text:p>
      <text:p text:style-name="P13">git commit -m "<text:span text:style-name="T60">mensaje</text:span> del commit"</text:p>
      <text:p text:style-name="P19"><text:span text:style-name="T32">git commit -</text:span><text:span text:style-name="T36">a</text:span><text:span text:style-name="T32">m "</text:span><text:span text:style-name="T37">mensaje</text:span><text:span text:style-name="T32"> del commit"</text:span></text:p>
      <text:p text:style-name="P63">git commit --amend -m "mensaje" = <text:span text:style-name="T53">cambia el mensaje del</text:span><text:span text:style-name="T54"> último</text:span><text:span text:style-name="T53"> commit</text:span></text:p>
      <text:p text:style-name="P63"><text:span text:style-name="T53"/></text:p>
      <text:p text:style-name="P63"><text:span text:style-name="T53"/></text:p>
      <text:p text:style-name="P67"><text:span text:style-name="T80">----- Git checkout -----</text:span></text:p>
      <text:p text:style-name="P67"><text:span text:style-name="T80"/></text:p>
      <text:p text:style-name="P26"><text:span text:style-name="T28">git checkout -- .</text:span><text:span text:style-name="T30"> </text:span><text:span text:style-name="T22">= vuelve el repositorio al último commit</text:span></text:p>
      <text:p text:style-name="P27"><text:span text:style-name="T30">g</text:span><text:span text:style-name="T28">it checkout -b nombreRama =</text:span><text:span text:style-name="T21"> crea y cambia a la rama indicada</text:span></text:p>
      <text:p text:style-name="P28"><text:span text:style-name="T30">g</text:span><text:span text:style-name="T28">it checkout nombreRama </text:span><text:span text:style-name="T21">= cambia de rama en la que estás trabajando</text:span></text:p>
      <text:p text:style-name="P38"><text:span text:style-name="T31">git checkout -- nombreArchivo =</text:span> devuelve el archivo indicado al estado del último commit</text:p>
      <text:p text:style-name="P38"><text:span text:style-name="T31">git checkout nombreRama ruta/del.archivo = </text:span>actualiza un archivo al de la rama indicada</text:p>
      <text:p text:style-name="P39"><text:span text:style-name="T31">git checkout &lt;hash&gt; nombreArchivo =</text:span> actualiza/retrocede el archivo<text:span text:style-name="T75"> </text:span>al commit indicado</text:p>
      <text:p text:style-name="P75"><text:span text:style-name="T31">git checkout tag =</text:span> devuelve el repo al estado del tag indicado</text:p>
      <text:p text:style-name="P75"/>
      <text:p text:style-name="P75"/>
      <text:p text:style-name="P75"/>
      <text:p text:style-name="P75"/>
      <text:p text:style-name="P75"/>
      <text:p text:style-name="P75"/>
      <text:p text:style-name="P67"><text:soft-page-break/><text:span text:style-name="T80">----- Git branch -----</text:span></text:p>
      <text:p text:style-name="P67"><text:span text:style-name="T80"/></text:p>
      <text:p text:style-name="P14"><text:span text:style-name="T78">git branch =</text:span><text:span text:style-name="T21"> </text:span><text:span text:style-name="T53">muestra la rama en la que estás</text:span></text:p>
      <text:p text:style-name="P29"><text:span text:style-name="T31">git branch nombreRama =</text:span> crea una nueva rama</text:p>
      <text:p text:style-name="P76"><text:span text:style-name="T31">git branch -m nombreViejo nombreNuevo </text:span>= cambia el nombre de la rama</text:p>
      <text:p text:style-name="P77"/>
      <text:p text:style-name="P67"><text:span text:style-name="T80"/></text:p>
      <text:p text:style-name="P67"><text:span text:style-name="T80">----- Git tag -----</text:span></text:p>
      <text:p text:style-name="P67"><text:span text:style-name="T80"/></text:p>
      <text:p text:style-name="P30"><text:span text:style-name="T31">git tag hash =</text:span> crea un tag en el commit indicado</text:p>
      <text:p text:style-name="P31"><text:span text:style-name="T31">git tag </text:span><text:span text:style-name="T46">-a</text:span><text:span text:style-name="T68">(annotated) </text:span><text:span text:style-name="T31">hash</text:span><text:span text:style-name="T68">(sin hash, el último) </text:span><text:span text:style-name="T46">-m</text:span><text:span text:style-name="T31"> =</text:span> crea un tag en el commit indicado</text:p>
      <text:p text:style-name="P32"><text:span text:style-name="T31">git show &lt;tag&gt; =</text:span> muestra el commit del tag indicado</text:p>
      <text:p text:style-name="P32"><text:span text:style-name="T31">git tag =</text:span> lista los tags</text:p>
      <text:p text:style-name="P32"/>
      <text:p text:style-name="P32"/>
      <text:p text:style-name="P79"><text:span text:style-name="T80">----- Git stash -----</text:span></text:p>
      <text:p text:style-name="P79"><text:span text:style-name="T80"/></text:p>
      <text:p text:style-name="P33"><text:span text:style-name="T31">git stash =</text:span> almacena todos los cambios realizados desde el último commit</text:p>
      <text:p text:style-name="P34"><text:span text:style-name="T31">git stash list </text:span><text:span text:style-name="T47">--stat</text:span><text:span text:style-name="T70">(muestra más stats)</text:span><text:span text:style-name="T31">=</text:span> lista los stash</text:p>
      <text:p text:style-name="P34"><text:span text:style-name="T31">git stash pop =</text:span> trae los cambios del stash<text:span text:style-name="T69">, con merge <text:s/>y futuro commit incluido</text:span></text:p>
      <text:p text:style-name="P35"><text:span text:style-name="T31">git stash clear </text:span>= limpia <text:span text:style-name="T71">TODOS </text:span>los stash</text:p>
      <text:p text:style-name="P35"><text:span text:style-name="T31">git stash apply stash@{n} =</text:span> aplica el stash indicado</text:p>
      <text:p text:style-name="P36"><text:span text:style-name="T31">git stash drop stash@{n}</text:span> (último si no se indica) <text:span text:style-name="T31">=</text:span> elimina el stash indicado</text:p>
      <text:p text:style-name="P36"><text:span text:style-name="T31">git stash show stash{n} =</text:span> muestra cambios del stash</text:p>
      <text:p text:style-name="P36"><text:span text:style-name="T31">git stash save "mensaje"=</text:span> guarda el stash con un mensaje</text:p>
      <text:p text:style-name="P36"/>
      <text:p text:style-name="P36"/>
      <text:p text:style-name="P37"><text:span text:style-name="T31">git rebase -i HEAD~n =</text:span> abre el rebase interactivo de tantos comits como n</text:p>
      <text:p text:style-name="P37"><text:tab/><text:span text:style-name="T77"><text:tab/><text:tab/> <text:s text:c="8"/>- </text:span>s squash une el commit con el anterior</text:p>
      <text:p text:style-name="P37"/>
      <text:p text:style-name="P81"/>
      <text:p text:style-name="P81"/>
      <text:p text:style-name="P81"/>
      <text:p text:style-name="P81"/>
      <text:p text:style-name="P67"><text:span text:style-name="T80">----- Git push -----</text:span></text:p>
      <text:p text:style-name="P82"><text:span text:style-name="T80"/></text:p>
      <text:p text:style-name="P54">git push </text:p>
      <text:p text:style-name="P54">git push add remote origin url</text:p>
      <text:p text:style-name="P47"><text:span text:style-name="T31">git push :nombreRama =</text:span> pushea la rama indicada</text:p>
      <text:p text:style-name="P40"><text:span text:style-name="T31">git push --tags =</text:span> pushea los tags</text:p>
      <text:p text:style-name="P55">git push -u origin main</text:p>
      <text:p text:style-name="P83"/>
      <text:p text:style-name="P83"/>
      <text:p text:style-name="P83"/>
      <text:p text:style-name="P67"><text:soft-page-break/><text:span text:style-name="T80">----- Git pull -----</text:span></text:p>
      <text:p text:style-name="P67"><text:span text:style-name="T80"/></text:p>
      <text:p text:style-name="P56">git pull<text:span text:style-name="T72"> </text:span></text:p>
      <text:p text:style-name="P84"><text:span text:style-name="T31">git pull --all =</text:span> trae ramas incluidas</text:p>
      <text:p text:style-name="P59">git pull upstream</text:p>
      <text:p text:style-name="P59"/>
      <text:p text:style-name="P59"/>
      <text:p text:style-name="P90"><text:span text:style-name="T80">----- Git </text:span><text:span text:style-name="T81">fetch</text:span><text:span text:style-name="T80"> -----</text:span></text:p>
      <text:p text:style-name="P59"><text:span text:style-name="T82"/></text:p>
      <text:p text:style-name="P61">git fetch upstream</text:p>
      <text:p text:style-name="P44"><text:span text:style-name="T31">git fetch = </text:span>pullea sin cambiar ni hacer merge, lo baja como un escaparate para luego decidir si <text:tab/><text:tab/><text:tab/>merge o no</text:p>
      <text:p text:style-name="P44"/>
      <text:p text:style-name="P44"/>
      <text:p text:style-name="P44"/>
      <text:p text:style-name="P90"><text:span text:style-name="T80">----- Git </text:span><text:span text:style-name="T81">remote</text:span><text:span text:style-name="T80"> -----</text:span></text:p>
      <text:p text:style-name="P89"><text:span text:style-name="T80"/></text:p>
      <text:p text:style-name="P57">git remote add origin url </text:p>
      <text:p text:style-name="P45"><text:span text:style-name="T31">git remote add upstream</text:span><text:span text:style-name="T76"> (convención para repo del que solo obtienes info)</text:span> <text:span text:style-name="T31">&lt;</text:span><text:span text:style-name="T50">url </text:span><text:span text:style-name="T31">repo original&gt;</text:span></text:p>
      <text:p text:style-name="P46"><text:span text:style-name="T31">git remote prune origin =</text:span> revisa las ramas que no existen en remoto y si en local, revisa referencias</text:p>
      <text:p text:style-name="P58"/>
      <text:p text:style-name="P60"/>
      <text:p text:style-name="P60"/>
      <text:p text:style-name="P60"/>
      <text:p text:style-name="P90"><text:span text:style-name="T51">git clone (url de repo de github) = te hace una clonación en local de un repositorio</text:span></text:p>
      <text:p text:style-name="P70"><text:span text:style-name="T31">git reflog =</text:span> muestra todos los commits y resets hechos</text:p>
      <text:p text:style-name="P91"><text:span text:style-name="T31">git mv nombreArchivo</text:span><text:span text:style-name="T41"> path/nuevoNombre</text:span>(si está en la misma carpeta renombra)<text:span text:style-name="T31"> =</text:span><text:span text:style-name="T42"> </text:span><text:span text:style-name="T65">mueve un </text:span><text:span text:style-name="T66"><text:tab/><text:tab/><text:tab/><text:tab/><text:tab/><text:tab/><text:tab/><text:tab/><text:tab/><text:tab/><text:tab/><text:tab/> <text:s text:c="4"/></text:span><text:span text:style-name="T65">archivo</text:span></text:p>
      <text:p text:style-name="P74"><text:span text:style-name="T31">git rm nombreArchivo =</text:span> elimina el archivo</text:p>
      <text:p text:style-name="P90"><text:span text:style-name="T33">git status</text:span><text:span text:style-name="T43"> =</text:span><text:span text:style-name="T26"> </text:span><text:span text:style-name="T56">muestra el “estado” del repositorio</text:span></text:p>
      <text:p text:style-name="P90"><text:span text:style-name="T44">git diff =</text:span><text:span text:style-name="T57"> muestra las diferencias de cambios en los archivos </text:span><text:span text:style-name="T58">fuera del stage</text:span></text:p>
      <text:p text:style-name="P64"><text:span text:style-name="T57">git diff</text:span><text:span text:style-name="T59"> -staged = </text:span><text:span text:style-name="T57">muestra las diferencias de cambios en los archivos </text:span><text:span text:style-name="T59">dentro del stage</text:span></text:p>
      <text:p text:style-name="P64"/>
      <text:p text:style-name="P64"/>
      <text:p text:style-name="P64"/>
      <text:p text:style-name="P41"/>
      <text:p text:style-name="P41"><text:span text:style-name="T73"><text:tab/><text:tab/><text:tab/><text:tab/><text:tab/></text:span><text:span text:style-name="T16">Vim</text:span></text:p>
      <text:p text:style-name="P3"/>
      <text:p text:style-name="P5"><text:span text:style-name="T4">esc =</text:span> modo comandos</text:p>
      <text:p text:style-name="P5"><text:span text:style-name="T4">a =</text:span> modo escritura</text:p>
      <text:p text:style-name="P5"><text:span text:style-name="T4">q</text:span> = quit</text:p>
      <text:p text:style-name="P5"><text:span text:style-name="T4">w</text:span> = write</text:p>
      <text:p text:style-name="P5"><text:span text:style-name="T4">q!</text:span> = quit sin grabar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5T11:47:19.298000000</dc:date>
    <meta:editing-duration>PT13H2M8S</meta:editing-duration>
    <meta:editing-cycles>54</meta:editing-cycles>
    <meta:generator>LibreOffice/7.0.2.2$Windows_X86_64 LibreOffice_project/8349ace3c3162073abd90d81fd06dcfb6b36b994</meta:generator>
    <meta:document-statistic meta:table-count="0" meta:image-count="0" meta:object-count="0" meta:page-count="4" meta:paragraph-count="98" meta:word-count="896" meta:character-count="5087" meta:non-whitespace-character-count="4230"/>
  </office:meta>
</office:document-meta>
</file>